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docs-Cantarell" svg:font-family="docs-Cantarell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3.048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4634in"/>
    </style:style>
    <style:style style:name="co5" style:family="table-column">
      <style:table-column-properties fo:break-before="auto" style:column-width="0.5016in"/>
    </style:style>
    <style:style style:name="co6" style:family="table-column">
      <style:table-column-properties fo:break-before="auto" style:column-width="0.511in"/>
    </style:style>
    <style:style style:name="co7" style:family="table-column">
      <style:table-column-properties fo:break-before="auto" style:column-width="1.3799in"/>
    </style:style>
    <style:style style:name="co8" style:family="table-column">
      <style:table-column-properties fo:break-before="auto" style:column-width="3.752in"/>
    </style:style>
    <style:style style:name="co9" style:family="table-column">
      <style:table-column-properties fo:break-before="auto" style:column-width="1.9583in"/>
    </style:style>
    <style:style style:name="co10" style:family="table-column">
      <style:table-column-properties fo:break-before="auto" style:column-width="3.1346in"/>
    </style:style>
    <style:style style:name="co11" style:family="table-column">
      <style:table-column-properties fo:break-before="auto" style:column-width="0.9744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2.2709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972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3291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3575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626in" fo:break-before="auto" style:use-optimal-row-height="true"/>
    </style:style>
    <style:style style:name="ro15" style:family="table-row">
      <style:table-row-properties style:row-height="0.6402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9516in" fo:break-before="auto" style:use-optimal-row-height="true"/>
    </style:style>
    <style:style style:name="ro20" style:family="table-row">
      <style:table-row-properties style:row-height="1.7307in" fo:break-before="auto" style:use-optimal-row-height="true"/>
    </style:style>
    <style:style style:name="ro21" style:family="table-row">
      <style:table-row-properties style:row-height="2.3528in" fo:break-before="auto" style:use-optimal-row-height="true"/>
    </style:style>
    <style:style style:name="ro22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1.5728in" fo:break-before="auto" style:use-optimal-row-height="true"/>
    </style:style>
    <style:style style:name="ro24" style:family="table-row">
      <style:table-row-properties style:row-height="1.2626in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Feuille_20_2">
      <style:table-properties table:display="true" style:writing-mode="lr-tb"/>
    </style:style>
    <style:style style:name="ce1" style:family="table-cell" style:parent-style-name="Default">
      <style:table-cell-properties fo:background-color="#d0e0e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3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7pt" fo:font-style="normal" fo:text-shadow="none" style:text-underline-style="none" fo:font-weight="bold" style:font-size-asian="7pt" style:font-style-asian="normal" style:font-weight-asian="bold" style:font-name-complex="Cantarell" style:font-size-complex="7pt" style:font-style-complex="normal" style:font-weight-complex="bold"/>
    </style:style>
    <style:style style:name="ce99" style:family="table-cell" style:parent-style-name="Default">
      <style:table-cell-properties fo:background-color="#c9daf8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8" style:family="table-cell" style:parent-style-name="Default">
      <style:table-cell-properties fo:background-color="#c9daf8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9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10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1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05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4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00ff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ffffff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2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5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20" style:family="table-cell" style:parent-style-name="Default">
      <style:table-cell-properties fo:background-color="#c9daf8" style:rotation-align="none"/>
      <style:text-properties fo:color="#ff0000" style:text-outline="false" style:text-line-through-style="none" style:text-line-through-type="none" style:font-name="Cantarel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bold" style:font-name-complex="Cantarel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3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2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4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36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0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3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5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1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ocs-Cantarell" fo:font-size="11pt" fo:font-style="normal" fo:text-shadow="none" style:text-underline-style="none" fo:font-weight="bold" style:font-size-asian="11pt" style:font-style-asian="normal" style:font-weight-asian="bold" style:font-name-complex="docs-Cantarell" style:font-size-complex="11pt" style:font-style-complex="normal" style:font-weight-complex="bold"/>
    </style:style>
    <style:style style:name="ce5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ffffff" fo:background-color="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61" style:family="table-cell" style:parent-style-name="Default" style:data-style-name="N125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79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8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italic" fo:text-shadow="none" style:text-underline-style="none" fo:font-weight="normal" style:font-size-asian="11pt" style:font-style-asian="italic" style:font-weight-asian="normal" style:font-name-complex="Ubuntu Mono" style:font-size-complex="11pt" style:font-style-complex="italic" style:font-weight-complex="normal"/>
    </style:style>
    <style:style style:name="ce81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2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3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4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7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8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90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3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ffffff" style:font-name="Nunito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color="#ffffff" style:font-name="Nunito" fo:font-size="12pt" fo:font-weight="bold" style:text-line-through-type="none" style:text-outline="false" fo:text-shadow="none" style:text-position="0% 100%" style:font-size-asian="12pt" style:font-size-complex="12pt" style:font-weight-asian="bold" style:font-weight-complex="bold" style:text-underline-style="solid" style:text-underline-width="auto" style:text-underline-color="font-color" fo:font-style="italic" style:font-style-asian="italic" style:font-style-complex="italic"/>
    </style:style>
    <style:style style:name="T4" style:family="text">
      <style:text-properties fo:color="#ffffff" style:font-name="Nunito" fo:font-size="12pt" fo:font-weight="bold" style:text-line-through-type="none" style:text-outline="false" fo:text-shadow="none" style:text-position="0% 100%" style:font-size-asian="12pt" style:font-size-complex="12pt" style:font-weight-asian="bold" style:font-weight-complex="bold" style:text-underline-style="none" style:text-underline-color="font-color" fo:font-style="normal" style:font-name-complex="Nunito" style:font-style-asian="normal" style:font-style-complex="normal"/>
    </style:style>
    <style:style style:name="T5" style:family="text">
      <style:text-properties fo:color="#ffffff"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000000"/>
    </style:style>
    <style:style style:name="T7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ffffff"/>
    </style:style>
    <style:style style:name="T8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8e7cc3"/>
    </style:style>
    <style:style style:name="T9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b4a7d6"/>
    </style:style>
    <style:style style:name="T10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00ffff"/>
    </style:style>
    <style:style style:name="T11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2" style:family="text">
      <style:text-properties fo:color="#cc0000" style:font-name="Cantarel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7pt" style:font-size-complex="7pt" style:font-weight-asian="bold" style:font-weight-complex="bold" style:font-style-asian="normal" style:font-style-complex="normal"/>
    </style:style>
    <style:style style:name="T13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4" style:family="text">
      <style:text-properties fo:color="#ff00ff" style:font-name="Cantarel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2pt" style:font-size-complex="12pt" style:font-weight-asian="bold" style:font-weight-complex="bold" style:font-style-asian="normal" style:font-style-complex="normal"/>
    </style:style>
    <style:style style:name="T15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6" style:family="text">
      <style:text-properties fo:color="#cc0000" style:font-name="Cantarel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7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18" style:family="text">
      <style:text-properties fo:color="#cc0000" style:font-name="Cantarel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9pt" style:font-size-complex="9pt" style:font-weight-asian="bold" style:font-weight-complex="bold" style:font-style-asian="normal" style:font-style-complex="normal"/>
    </style:style>
    <style:style style:name="T19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4pt" style:font-size-asian="14pt" style:font-size-complex="14pt"/>
    </style:style>
    <style:style style:name="T20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21" style:family="text">
      <style:text-properties fo:color="#00ff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ffff"/>
    </style:style>
    <style:style style:name="T23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italic" style:font-style-asian="italic" style:font-style-complex="italic"/>
    </style:style>
    <style:style style:name="T24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normal" style:font-style-asian="normal" style:font-style-complex="normal"/>
    </style:style>
    <style:style style:name="T25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ff"/>
    </style:style>
    <style:style style:name="T26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00"/>
    </style:style>
    <style:style style:name="T27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ff"/>
    </style:style>
    <style:style style:name="T28" style:family="text">
      <style:text-properties fo:color="#00ff00"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/>
    </style:style>
    <style:style style:name="T29" style:family="text">
      <style:text-properties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 fo:color="#ffffff"/>
    </style:style>
    <style:style style:name="T30" style:family="text">
      <style:text-properties fo:color="#00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1" style:family="text">
      <style:text-properties fo:color="#ff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00"/>
    </style:style>
    <style:style style:name="T33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00ff"/>
    </style:style>
    <style:style style:name="T34" style:family="text">
      <style:text-properties fo:color="#ffffff"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/>
    </style:style>
    <style:style style:name="T35" style:family="text">
      <style:text-properties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 fo:color="#000000"/>
    </style:style>
    <style:style style:name="T36" style:family="text">
      <style:text-properties fo:color="#34a853"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/>
    </style:style>
    <style:style style:name="T37" style:family="text">
      <style:text-properties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 fo:color="#ff0000"/>
    </style:style>
    <style:style style:name="T38" style:family="text">
      <style:text-properties fo:color="#ff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9" style:family="text">
      <style:text-properties fo:color="#ffffff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  <style:style style:name="T40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italic" style:font-style-asian="italic" style:font-style-complex="italic"/>
    </style:style>
    <style:style style:name="T41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normal" style:font-style-asian="normal" style:font-style-complex="normal"/>
    </style:style>
    <style:style style:name="T42" style:family="text">
      <style:text-properties fo:color="#000000" style:font-name="Ubuntu Mono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bold" style:font-weight-complex="bold" style:font-style-asian="normal" style:font-style-complex="normal"/>
    </style:style>
    <style:style style:name="T43" style:family="text">
      <style:text-properties fo:color="#000000" style:font-name="Ubuntu Mono" fo:font-size="11pt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/>
    </style:style>
    <style:style style:name="T44" style:family="text">
      <style:text-properties fo:color="#0000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5" style:family="text">
      <style:text-properties fo:color="#00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6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solid" style:text-underline-width="auto" style:text-underline-color="font-color"/>
    </style:style>
    <style:style style:name="T47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none" style:text-underline-color="font-color"/>
    </style:style>
    <style:style style:name="T48" style:family="text">
      <style:text-properties fo:color="#000000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INISHELL 🐚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20">
            <text:p><text:span text:style-name="T1">⚠️⚠️⚠️⚠️⚠️⚠️⚠️⚠️⚠️⚠️⚠️</text:span></text:p>
            <text:p/>
            <text:p><text:span text:style-name="T2">[FR] ATTENTION</text:span></text:p>
            <text:p><text:span text:style-name="T2">Les comportements présents dans cet Excel </text:span><text:span text:style-name="T3">ne sont pas tous a gérer</text:span><text:span text:style-name="T4"> dans la Mandatory du projet Minishell !</text:span></text:p>
            <text:p><text:span text:style-name="T2">Ne vous mettez pas la pression pour essayer de tous les gérer !</text:span></text:p>
            <text:p><text:span text:style-name="T2">Vérifiez juste pour ces cas non gerables s'ils ne Segfault pas, ou n'effectuent pas un comportement suspect !</text:span></text:p>
            <text:p><text:span text:style-name="T2">Utilisez votre bon sens pour exploiter au mieux ce document et faire un Minishell pas trop ambitieux, selon votre situation du projet.</text:span></text:p>
            <text:p><text:span text:style-name="T2">(Par contre, si vous etes chauds pour tout gérer, GG à vous !)</text:span></text:p>
            <text:p/>
            <text:p/>
            <text:p><text:span text:style-name="T2">Bon courage et n'hésitez pas à m'envoyer un MP si besoin ! </text:span></text:p>
            <text:p/>
            <text:p><text:span text:style-name="T2">--------------------------------------------------------</text:span></text:p>
            <text:p/>
            <text:p><text:span text:style-name="T2">[EN] WARNING</text:span></text:p>
            <text:p><text:span text:style-name="T2">The behaviors listed in this Excel file </text:span><text:span text:style-name="T3">are not all required to be handled</text:span><text:span text:style-name="T4"> in the mandatory part of the Minishell project!</text:span></text:p>
            <text:p><text:span text:style-name="T2">Don't stress yourself out trying to handle all of them!</text:span></text:p>
            <text:p><text:span text:style-name="T2">Just make sure that these unmanageable cases don't cause a segfault or exhibit suspicious behavior!</text:span></text:p>
            <text:p><text:span text:style-name="T2">Use your common sense to make the best use of this document and create a Minishell that is not overly ambitious, depending on your project situation.</text:span></text:p>
            <text:p><text:span text:style-name="T2">(However, if you're up for handling everything, GG to you!)</text:span></text:p>
            <text:p/>
            <text:p><text:span text:style-name="T2">Good luck, and feel free to DM me if needed!</text:span></text:p>
            <text:p/>
            <text:p/>
            <text:p><text:span text:style-name="T5">(</text:span><text:span text:style-name="T6">GitHub : vietdu91</text:span><text:span text:style-name="T7">   /  </text:span><text:span text:style-name="T8"> </text:span><text:span text:style-name="T9">Discord : vietdu91#6048</text:span><text:span text:style-name="T8"> </text:span><text:span text:style-name="T7">  /   </text:span><text:span text:style-name="T10">Intra : emtran</text:span><text:span text:style-name="T7">)</text:span></text:p>
            <text:p/>
            <text:p><text:span text:style-name="T11">⚠️⚠️⚠️⚠️⚠️⚠️⚠️⚠️⚠️⚠️⚠️</text:span>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10" table:number-rows-spanned="1">
            <text:p>Gestion des comportement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4" table:number-columns-spanned="1" table:number-rows-spanned="2"/>
          <table:table-cell table:style-name="ce15" office:value-type="string" calcext:value-type="string" table:number-columns-spanned="1" table:number-rows-spanned="2">
            <text:p>test.c</text:p>
          </table:table-cell>
          <table:table-cell table:style-name="ce22" table:number-columns-spanned="1" table:number-rows-spanned="2"/>
          <table:table-cell table:style-name="ce40" office:value-type="string" calcext:value-type="string">
            <text:p>A faire</text:p>
          </table:table-cell>
          <table:table-cell table:style-name="ce43" office:value-type="string" calcext:value-type="string">
            <text:p>A tester</text:p>
          </table:table-cell>
          <table:table-cell table:style-name="ce49" office:value-type="string" calcext:value-type="string">
            <text:p>Leaks ?</text:p>
          </table:table-cell>
          <table:table-cell table:style-name="ce53" office:value-type="string" calcext:value-type="string">
            <text:p>Fonctionne</text:p>
          </table:table-cell>
          <table:table-cell table:style-name="ce15" office:value-type="string" calcext:value-type="string" table:number-columns-spanned="1" table:number-rows-spanned="2">
            <text:p>Comportement attendu</text:p>
          </table:table-cell>
          <table:table-cell table:style-name="ce15" office:value-type="string" calcext:value-type="string" table:number-columns-spanned="1" table:number-rows-spanned="2">
            <text:p>Sortie d'exit (echo $?)</text:p>
          </table:table-cell>
          <table:table-cell table:style-name="ce15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6">
          <table:covered-table-cell table:number-columns-repeated="3" table:style-name="ce5"/>
          <table:table-cell table:style-name="ce41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50" office:value-type="string" calcext:value-type="string">
            <text:p><text:span text:style-name="T34">OK </text:span><text:span text:style-name="T35">KO</text:span></text:p>
          </table:table-cell>
          <table:table-cell table:style-name="ce54" office:value-type="string" calcext:value-type="string">
            <text:p><text:span text:style-name="T36">OK </text:span><text:span text:style-name="T37">KO</text:span></text:p>
          </table:table-cell>
          <table:covered-table-cell table:number-columns-repeated="3" table:style-name="ce5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57">
            <text:p><text:span text:style-name="T12">CARACTERES A LA VOLEE (SYNTAXE) </text:span><text:span text:style-name="T13"> 🌦</text:span></text:p>
          </table:table-cell>
          <table:table-cell table:style-name="ce16" office:value-type="string" calcext:value-type="string">
            <text:p><text:span text:style-name="T21">$&gt;</text:span><text:span text:style-name="T22"> \n (touche entrée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6" office:value-type="string" calcext:value-type="string" table:number-columns-spanned="1" table:number-rows-spanned="5">
            <text:p>$&gt;</text:p>
          </table:table-cell>
          <table:table-cell table:style-name="ce74" office:value-type="string" calcext:value-type="string">
            <text:p>Exit de l'ancienne commande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que des espaces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que des tabulations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rl + V + Tab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: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Marche aussi pour "#"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!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 table:style-name="ce57"/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&l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 table:style-name="ce57"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&gt;&gt;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&gt;&gt;&gt;&gt;&gt;&gt;&gt;&gt;&gt;&gt;&gt;&gt;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lt;&lt;&lt;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lt;&lt;&lt;&lt;&lt;&lt;&lt;&lt;&lt;&lt;&lt;&lt;&lt;&lt;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 &gt; &gt; 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&gt; &gt;&gt; &gt;&gt;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&gt;&gt;&gt; &gt;&gt; &gt;&gt;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/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./../../../../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/./../../../../.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/////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/////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8" office:value-type="string" calcext:value-type="string">
            <text:p><text:span text:style-name="T21">$&gt; </text:span><text:span text:style-name="T22">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8" office:value-type="string" calcext:value-type="string">
            <text:p><text:span text:style-name="T21">$&gt; </text:span><text:span text:style-name="T22">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8" office:value-type="string" calcext:value-type="string">
            <text:p><text:span text:style-name="T21">$&gt; </text:span><text:span text:style-name="T22">\\\\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\\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-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 |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||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||||||||||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&gt;|&g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amp;&amp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amp;&amp;&amp;&amp;&amp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amp;&amp;&amp;&amp;&amp;&amp;&amp;&amp;&amp;&amp;&amp;&amp;&amp;&amp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;;;;;;;;;;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(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( (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( ( ( (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"hola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'hola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</text:span><text:span text:style-name="T27">crashtest.c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</text:span><text:span text:style-name="T27">Docs/attest.cation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*/*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9" office:value-type="string" calcext:value-type="string">
            <text:p><text:span text:style-name="T42">[BONUS] </text:span><text:span text:style-name="T43">S'il n'y aucun dossier à l'intérieur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.: filename argument required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..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</text:span><text:span text:style-name="T27">/home/vietdu91</text:span><text:span text:style-name="T22">: Is a directory</text:span></text:p>
            <text:p><text:span text:style-name="T31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/!\ A gerer comme une erreur 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4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4ABC=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hola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Makefil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Makefile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99" office:value-type="string" calcext:value-type="string" table:number-columns-spanned="1" table:number-rows-spanned="114">
            <text:p><text:span text:style-name="T14">ECHO   </text:span><text:span text:style-name="T15">🎉</text:span></text:p>
          </table:table-cell>
          <table:table-cell table:style-name="ce109" office:value-type="string" calcext:value-type="string">
            <text:p><text:span text:style-name="T21">$&gt; </text:span><text:span text:style-name="T22">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echo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cho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-n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cho-n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echo -n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echo "-n"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-n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n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       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   Hola     Que   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echo      \n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n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0" office:value-type="string" calcext:value-type="string">
            <text:p>A gerer ?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echo "         "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    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echo          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""''echo hola""'''' que""'' tal""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20" office:value-type="string" calcext:value-type="string">
            <text:p><text:span text:style-name="T21">$&gt;</text:span><text:span text:style-name="T22"> echo -n -n Hola Qu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echo 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p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 -nnn 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echo -n-nnn 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n-nnn -nnn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 -nnn hola -nnn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 -nnn-nnn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nnn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echo --------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------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nn --------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-------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nn -----nn---nnn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----nn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nn --------nnn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----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0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?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0</text:span><text:span text:style-name="T22">$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? | echo $? | echo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:$=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:$=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" $ "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' $ '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\$HOM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my shit terminal is [$TERM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my shit terminal is [</text:span><text:span text:style-name="T27">xterm-256color</text:span><text:span text:style-name="T22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my shit terminal is [$TERM4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my shit terminal is [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my shit terminal is [$TERM4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my shit terminal is []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UI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8">1000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1">$&gt;</text:span><text:span text:style-name="T22"> echo $HOME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$&gt; echo $9HOME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$HOME%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</text:span><text:span text:style-name="T22">%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UID$HOM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1000/home/vietdu91</text:span><text:span text:style-name="T22">%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Le path de mon HOME est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Le path de mon HOME est</text:span><text:span text:style-name="T27"> 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$USER$var\$USER$USER\$USERtest$USER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<text:span text:style-name="T38">vietdu91</text:span><text:span text:style-name="T22">$USER</text:span><text:span text:style-name="T27">vietdu91</text:span><text:span text:style-name="T22">$USERtest</text:span><text:span text:style-name="T27">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1">$&gt;</text:span><text:span text:style-name="T22"> echo $hola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nnn $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 </text:span><text:span text:style-name="T22">echo &gt; 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 </text:span><text:span text:style-name="T22">echo |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echo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echoE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.echo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.echo.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echo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lt;echo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&gt;echo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echo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echo -n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*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*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D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Docs Dockers Drawings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*Z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*Z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*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test.c </text:span><text:span text:style-name="T22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*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1">$&gt;</text:span><text:span text:style-name="T22"> echo $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*hola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hola*hola </text:span><text:span text:style-name="T27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$hola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HOME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"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"$""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'$'''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"HOME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''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""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"$HO"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'$HO'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"$HO""ME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'$HO''ME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cho "'$HO''ME'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''ME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""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" 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 /home/vietdu91</text:span></text:p>
            <text:p><text:span text:style-name="T31">$&gt;</text:span></text:p>
          </table:table-cell>
          <table:table-cell table:style-name="ce75"/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'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' 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 /home/vietdu91</text:span></text:p>
            <text:p><text:span text:style-name="T31">$&gt;</text:span></text:p>
          </table:table-cell>
          <table:table-cell table:style-name="ce75"/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"HO""M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'HO''ME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'HOME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$"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=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=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"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'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DONTEXIST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'hola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'h'o'la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''h'o'la'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'h'o'la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'"h'o'la"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"'hola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'hola': command not found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'hola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'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"hola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"hola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''ho"''''l"a'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"l"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"""""""""""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"'''''''''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''''''''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''''''''''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'"""""""""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"""""""""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"cho 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'cho 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hola     " | cat -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"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"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"            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"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"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""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09" office:value-type="string" calcext:value-type="string">
            <text:p><text:span text:style-name="T21">$&gt;</text:span><text:span text:style-name="T22"> "e"'c'ho 'b'"o"nj"o"'u'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09" office:value-type="string" calcext:value-type="string">
            <text:p><text:span text:style-name="T21">$&gt;</text:span><text:span text:style-name="T22"> ""e"'c'ho 'b'"o"nj"o"'u'r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'c'ho 'b'onjo'u'r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09" office:value-type="string" calcext:value-type="string">
            <text:p><text:span text:style-name="T21">$&gt;</text:span><text:span text:style-name="T22"> echo "$DONTEXIST"Makefil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09" office:value-type="string" calcext:value-type="string">
            <text:p><text:span text:style-name="T21">$&gt;</text:span><text:span text:style-name="T22"> echo "$DONTEXIST""Makefil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table-cell table:style-name="ce8"/>
          <table:table-cell table:style-name="ce109" office:value-type="string" calcext:value-type="string">
            <text:p><text:span text:style-name="T21">$&gt;</text:span><text:span text:style-name="T22"> echo "$DONTEXIST" "Makefile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10">
          <table:table-cell table:style-name="ce9" office:value-type="string" calcext:value-type="string" table:number-columns-spanned="1" table:number-rows-spanned="10">
            <text:p>💰</text:p>
          </table:table-cell>
          <table:table-cell table:style-name="ce109" office:value-type="string" calcext:value-type="string">
            <text:p><text:span text:style-name="T21">$&gt;</text:span><text:span text:style-name="T22">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0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85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$?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00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?$HOME</text:span></text:p>
          </table:table-cell>
          <table:table-cell table:style-name="ce55" office:value-type="string" calcext:value-type="string">
            <text:p>FAIL COD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?</text:span><text:span text:style-name="T27">/home/vietdu91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$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/home/vietdu91</text:span><text:span text:style-name="T22">: Is a directory</text:span></text:p>
            <text:p><text:span text:style-name="T31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$HOMEdskjhfkdshfsd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"$HOMEdskjhfkdshfsd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'$HOMEdskjhfkdshfsd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$HOMEsddfddfssfdf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$DONTEXIST</text:span></text:p>
          </table:table-cell>
          <table:table-cell table:style-name="ce120" office:value-type="string" calcext:value-type="string">
            <text:p>FAIL COD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$&gt; $LESS$VAR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-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99" office:value-type="string" calcext:value-type="string" table:number-columns-spanned="1" table:number-rows-spanned="10">
            <text:p>SIGNAUX 🛰</text:p>
          </table:table-cell>
          <table:table-cell table:style-name="ce109" office:value-type="string" calcext:value-type="string">
            <text:p><text:span text:style-name="T21">$&gt; </text:span><text:span text:style-name="T25">Ctlr-C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21">$&gt;</text:span><text:span text:style-name="T22"> ^C</text:span></text:p>
            <text:p><text:span text:style-name="T31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hola</text:span><text:span text:style-name="T25">Ctlr-C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21">$&gt;</text:span><text:span text:style-name="T22"> hola^C</text:span></text:p>
            <text:p><text:span text:style-name="T31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cat (faire </text:span><text:span text:style-name="T25">Ctlr-C </text:span><text:span text:style-name="T22">apres avoir fait plusieurs fois [ENTREE]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cat | rev(faire </text:span><text:span text:style-name="T25">Ctlr-C </text:span><text:span text:style-name="T22">apres avoir fait plusieurs fois [ENTREE]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5">Ctlr-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21">$&gt;</text:span><text:span text:style-name="T22"> 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Sort du programme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hola</text:span><text:span text:style-name="T26"> </text:span><text:span text:style-name="T25">Ctlr-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21">$&gt;</text:span><text:span text:style-name="T22"> hola</text:span>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5">Ctlr-\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hola</text:span><text:span text:style-name="T26"> </text:span><text:span text:style-name="T25">Ctlr-\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21">$&gt;</text:span><text:span text:style-name="T22"> hola</text:span></text:p>
          </table:table-cell>
          <table:table-cell table:style-name="ce75" office:value-type="string" calcext:value-type="string">
            <text:p>/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cat (faire </text:span><text:span text:style-name="T25">Ctlr-\ </text:span><text:span text:style-name="T22">apres avoir fait plusieurs fois [ENTREE]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 </text:span><text:span text:style-name="T25">Ctlr-Z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C </text:span><text:span text:style-name="T22">une seconde apres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D </text:span><text:span text:style-name="T22">une seconde apres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\ </text:span><text:span text:style-name="T22">une seconde apre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113">
            <text:p><text:span text:style-name="T16">🛫 </text:span><text:span text:style-name="T17">ENV &amp; EXPORT &amp; UNSET </text:span><text:span text:style-name="T13">🛬</text:span></text:p>
          </table:table-cell>
          <table:table-cell table:style-name="ce109" office:value-type="string" calcext:value-type="string"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nv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nv hola que ta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nv env env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nv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nv </text:span><text:span text:style-name="T27">./Make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env: ‘./Makefile’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     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export PATH="...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 Hola</text:span></text:p>
            <text:p><text:span text:style-name="T21">$&gt;</text:span><text:span text:style-name="T22">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Hola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 Hola9hey</text:span></text:p>
            <text:p><text:span text:style-name="T21">$&gt;</text:span><text:span text:style-name="T22"> export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Hola9hey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xport $DONTEXIS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| grep "HOME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export HOME="</text:span><text:span text:style-name="T27">/home/vietdu91</text:span><text:span text:style-name="T22">"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"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%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ʻ%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export: `</text:span><text:span text:style-name="T27">0</text:span><text:span text:style-name="T22">': not a valid identifier</text:span></text:p>
            <text:p><text:span text:style-name="T31">$&gt;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?=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ʻ?=2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9HOLA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ʻ9HOLA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9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9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_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___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__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_HO_LA_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_HO_LA_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@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ʻHOL@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5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\~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7" office:value-type="string" calcext:value-type="string">
            <text:p><text:s text:c="2"/></text:p>
          </table:table-cell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~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export -HO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-H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export --HO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--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-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A-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-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-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.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.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\\\$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\$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\\\\L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\\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}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}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{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{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*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*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#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#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@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@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export HO!LA=bonjour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!LA=bonjour: event not found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$?LA=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HO</text:span><text:span text:style-name="T27">0</text:span><text:span text:style-name="T22">LA=bonjour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+HO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+HO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+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+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+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+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HOLA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HOLA 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ʻ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HOLA =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 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 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xport HOLA=bonsoir</text:span></text:p>
            <text:p><text:span text:style-name="T21">$&gt;</text:span><text:span text:style-name="T22"> export HOLA=bonretour</text:span></text:p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$HOME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HOLA=</text:span><text:span text:style-name="T27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jour$HOME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HOLA=bonjour</text:span><text:span text:style-name="T27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$HOME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$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\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\\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\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(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()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bon&amp;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jou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xport HOLA=bon@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 HOLA=bon;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2" office:value-type="string" calcext:value-type="string">
            <text:p>127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bon!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!jour: event not found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xport HOLA=bon"jour"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xport HOLA$USER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HOLA</text:span><text:span text:style-name="T27">vietdu91</text:span><text:span text:style-name="T22">=bonjour</text:span></text:p>
            <text:p><text:span text:style-name="T31">PATH=...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bonjour=casse-toi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"HOLA=bonjour"=casse-toi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BYE=casse-toi</text:span></text:p>
            <text:p><text:span text:style-name="T21">$&gt;</text:span><text:span text:style-name="T22"> echo $HOLA et $BY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bonjour BYE=casse-toi</text:span></text:p>
            <text:p><text:span text:style-name="T21">$&gt;</text:span><text:span text:style-name="T22"> echo $HOLA et $BY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xport $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"bonjour      "  </text:span></text:p>
            <text:p><text:span text:style-name="T21">$&gt;</text:span><text:span text:style-name="T22"> echo $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"   -n bonjour   "  </text:span></text:p>
            <text:p><text:span text:style-name="T21">$&gt;</text:span><text:span text:style-name="T22"> echo $HOLA</text:span></text:p>
          </table:table-cell>
          <table:table-cell table:style-name="ce29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"bonjour   "/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onjour /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'"'</text:span></text:p>
            <text:p><text:span text:style-name="T21">$&gt;</text:span><text:span text:style-name="T22"> echo " $HOLA " | cat -e</text:span></text:p>
          </table:table-cell>
          <table:table-cell table:style-name="ce30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 " 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at</text:span></text:p>
            <text:p><text:span text:style-name="T21">$&gt;</text:span><text:span text:style-name="T22"> c$HOLA Makefil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9">[cela affiche le Makefile]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 "" 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cat Makefile | grep NAME"  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cat Makefile | grep NA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hey </text:span></text:p>
            <text:p><text:span text:style-name="T21">$&gt;</text:span><text:span text:style-name="T22"> echo $HOLA$HOLA$HOLA=hey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eyheyhey=heyhe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$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 hey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"""$HOLA"""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"$HOLA"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wesh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""$HOLA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wesh bonjour hey 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$""HOLA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wesh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$"HOLA HOLA"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weshHOLA 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" hola et $HOLA"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et 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' hola et $HOLA'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et $HOLA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" hola et $HOLA"$HOLA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et bonjour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ls        -l    - a"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ls -l - a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$HOLA</text:span></text:p>
          </table:table-cell>
          <table:table-cell table:style-name="ce29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8">[...]</text:span></text:p>
            <text:p><text:span text:style-name="T31">$&gt; 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"$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ls -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'$HOLA'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l$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$HOLA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"$HOLA"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=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=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'$HOLA'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$HOLA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=A=""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=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TE+S=T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TE+S=T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""=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''=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"="="=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'='='=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HOLA"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p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"$HOLA"'$BYE'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p$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"$HOLA""$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3" office:value-type="string" calcext:value-type="string">
            <text:p>/home/vietdu91/42_works/minishell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"HOLA"$"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'HOLA'$'BYE'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-n</text:span></text:p>
            <text:p><text:span text:style-name="T21">$&gt;</text:span><text:span text:style-name="T22"> "echo $HOLA" hey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-n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A=1 B=2 C=3 D=4 E=5 F=6 G=7 H=8</text:span></text:p>
            <text:p><text:span text:style-name="T21">$&gt;</text:span><text:span text:style-name="T22"> echo "$A'$B"'$C"$D'$E'"$F'"'$G'$H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1'2$C"$D5"$F'7'8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  <text:p><text:span text:style-name="T21">$&gt;</text:span><text:span text:style-name="T22"> unset HOLA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  <text:p><text:span text:style-name="T21">$&gt;</text:span><text:span text:style-name="T22"> unset HOLA</text:span></text:p>
            <text:p><text:span text:style-name="T21">$&gt;</text:span><text:span text:style-name="T22"> unset HOLA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echo $PATH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ls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8">$&gt;</text:span><text:span text:style-name="T29"> unset 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8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unse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unset INEXISTAN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5">
          <table:table-cell table:style-name="ce11"/>
          <table:table-cell table:style-name="ce109" office:value-type="string" calcext:value-type="string">
            <text:p><text:span text:style-name="T21">$&gt;</text:span><text:span text:style-name="T22"> unset PWD</text:span></text:p>
            <text:p><text:span text:style-name="T21">$&gt;</text:span><text:span text:style-name="T22"> env | grep PWD</text:span></text:p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$&gt;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6">
          <table:table-cell table:style-name="ce11"/>
          <table:table-cell table:style-name="ce109" office:value-type="string" calcext:value-type="string">
            <text:p><text:span text:style-name="T21">$&gt; </text:span><text:span text:style-name="T22">pwd</text:span></text:p>
            <text:p><text:span text:style-name="T21">$&gt;</text:span><text:span text:style-name="T22"> unset PWD</text:span></text:p>
            <text:p><text:span text:style-name="T21">$&gt;</text:span><text:span text:style-name="T22"> env | grep PWD</text:span></text:p>
            <text:p><text:span text:style-name="T21">$&gt;</text:span><text:span text:style-name="T22"> cd $PWD</text:span></text:p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8">/home/vietdu91</text:span>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OLDPWD</text:span></text:p>
            <text:p><text:span text:style-name="T21">$&gt;</text:span><text:span text:style-name="T22"> env | grep OLD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9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9HOL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A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HOL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HOLA HOL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HOL?A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1">$&gt;</text:span><text:span text:style-name="T22"> unset HOL?A HOL.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HOLA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A=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09" office:value-type="string" calcext:value-type="string">
            <text:p><text:span text:style-name="T21">$&gt;</text:span><text:span text:style-name="T22"> unset HOL\\\\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\\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09" office:value-type="string" calcext:value-type="string">
            <text:p><text:span text:style-name="T21">$&gt;</text:span><text:span text:style-name="T22"> unset HOL;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A: command not found</text:p>
          </table:table-cell>
          <table:table-cell table:style-name="ce76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.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.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+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+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=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=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{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{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}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}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-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-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-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-H: invalid option</text:p>
          </table:table-cell>
          <table:table-cell table:style-name="ce76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_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_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A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*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*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#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#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$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1">$&gt;</text:span><text:span text:style-name="T22"> unset $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unset: `</text:span><text:span text:style-name="T27">/home/vietdu91/42_works/minishell</text:span><text:span text:style-name="T22">': not a valid identifier</text:span>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@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@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!A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!A: event not found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^A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^A': not a valid identifier</text:p>
          </table:table-cell>
          <table:table-cell table:style-name="ce12" office:value-type="float" office:value="1" calcext:value-type="float">
            <text:p>1</text:p>
          </table:table-cell>
          <table:table-cell table:style-name="ce85"/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1">$&gt;</text:span><text:span text:style-name="T22"> unset HOL$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\~A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~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1">$&gt;</text:span><text:span text:style-name="T22"> unset "" HOLA</text:span></text:p>
            <text:p><text:span text:style-name="T21">$&gt; </text:span><text:span text:style-name="T22">env | grep HOLA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': not a valid identifier</text:p>
            <text:p>$&gt;</text:p>
            <text:p>$&gt;</text:p>
          </table:table-cell>
          <table:table-cell table:style-name="ce12" office:value-type="string" calcext:value-type="string">
            <text:p>1</text:p>
            <text:p>0</text:p>
          </table:table-cell>
          <table:table-cell table:style-name="ce74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echo $PATH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PATH</text:span></text:p>
            <text:p><text:span text:style-name="T21">$&gt; </text:span><text:span text:style-name="T22">cat Makefil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at: No such file or directory</text:p>
            <text:p>$&gt;</text:p>
          </table:table-cell>
          <table:table-cell table:style-name="ce76" office:value-type="string" calcext:value-type="string">
            <text:p>0</text:p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=====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=====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++++++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++++++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______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2"/>
          <table:table-cell table:style-name="ce109" office:value-type="string" calcext:value-type="string">
            <text:p><text:span text:style-name="T21">$&gt;</text:span><text:span text:style-name="T22"> unset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c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unse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sud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export hola | unset hola | echo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0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99" office:value-type="string" calcext:value-type="string" table:number-columns-spanned="1" table:number-rows-spanned="4">
            <text:p>FICHIERS BINAIRES 0️⃣ 1️⃣</text:p>
          </table:table-cell>
          <table:table-cell table:style-name="ce109" office:value-type="string" calcext:value-type="string">
            <text:p><text:span text:style-name="T21">$&gt;</text:span><text:span text:style-name="T22"> /bin/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/bin/echo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/bin/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/bin/cd </text:span><text:span text:style-name="T27">Desktop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/bin/cd: No such file or directory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6">
          <table:table-cell table:style-name="ce105" office:value-type="string" calcext:value-type="string" table:number-columns-spanned="1" table:number-rows-spanned="2">
            <text:p><text:span text:style-name="T18">HISTORIQUE </text:span><text:span text:style-name="T13">🏦</text:span></text:p>
          </table:table-cell>
          <table:table-cell table:style-name="ce16" office:value-type="string" calcext:value-type="string">
            <text:p><text:span text:style-name="T21">$&gt;</text:span><text:span text:style-name="T22"> histor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  558 echo $?</text:p>
            <text:p>  559 clear</text:p>
            <text:p>  560 histor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touche du haut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6" office:value-type="string" calcext:value-type="string">
            <text:p><text:span text:style-name="T21">$&gt;</text:span><text:span text:style-name="T22"> clear</text:span></text:p>
          </table:table-cell>
          <table:table-cell table:style-name="ce12" office:value-type="string" calcext:value-type="string">
            <text:p>/</text:p>
          </table:table-cell>
          <table:table-cell table:style-name="ce74" office:value-type="string" calcext:value-type="string">
            <text:p>Defile l'historique</text:p>
          </table:table-cell>
          <table:table-cell table:number-columns-repeated="1014"/>
        </table:table-row>
        <table:table-row table:style-name="ro10">
          <table:table-cell table:style-name="ce99" office:value-type="string" calcext:value-type="string" table:number-columns-spanned="1" table:number-rows-spanned="71">
            <text:p>CD 💿 PWD</text:p>
          </table:table-cell>
          <table:table-cell table:style-name="ce109" office:value-type="string" calcext:value-type="string"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Retourne $PWD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./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wd: -p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-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--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-- p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pwd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N'affiche qu'une fois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ls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<text:span text:style-name="T44">On doit se retrouver dans le dossier défini par $HOME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L'user reste dans le même dossier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/./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/././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On se retrouve au dossier précédent</text:span></text:p>
            <text:p><text:span text:style-name="T45">/home/vietdu91/42_works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./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./././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</text:span><text:span text:style-name="T27">src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</text:span><text:span text:style-name="T27">srcs objs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'</text:span><text:span text:style-name="T27">srcs</text:span><text:span text:style-name="T22">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"</text:span><text:span text:style-name="T27">srcs</text:span><text:span text:style-name="T22">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'/etc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/e'tc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etc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/e"tc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etc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</text:span><text:span text:style-name="T27">s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cd: </text:span><text:span text:style-name="T27">sr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</text:span><text:span text:style-name="T27">Makefil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cd: </text:span><text:span text:style-name="T27">Makefile</text:span><text:span text:style-name="T22">: Not a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./</text:span><text:span text:style-name="T27">minishel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./../../../../../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d .././../.././../bin/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.././../.././../bin/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'/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//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'//'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///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////////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'////////'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/</text:span><text:span text:style-name="T27">minishel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cd: </text:span><text:span text:style-name="T27">/minishell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/</text:span></text:p>
            <text:p><text:span text:style-name="T21">$&gt;</text:span><text:span text:style-name="T22"> cd 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_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d 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Retourne à $OLD_PWD</text:span></text:p>
            <text:p><text:span text:style-name="T44">$OLD_PWD et $PWD sont inversés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d -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Retourne à $HOME</text:span></text:p>
            <text:p><text:span text:style-name="T44">$OLD_PWD et $PWD sont inversés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--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$HOME $HOM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cd $HOME/</text:span><text:span text:style-name="T27">42_work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cd "$PWD/</text:span><text:span text:style-name="T27">srcs</text:span><text:span text:style-name="T22">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'$PWD/</text:span><text:span text:style-name="T27">srcs</text:span><text:span text:style-name="T22">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cd: $PWD</text:span><text:span text:style-name="T27">/srcs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cd $HOM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export HOME=</text:span></text:p>
            <text:p><text:span text:style-name="T21">$&gt;</text:span><text:span text:style-name="T22"> c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export HOME</text:span></text:p>
            <text:p><text:span text:style-name="T21">$&gt;</text:span><text:span text:style-name="T22"> c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cd </text:span><text:span text:style-name="T27">minishell Docs crashtest.c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   cd / | echo $?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0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cd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cd ~/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~/ | echo $?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90" office:value-type="string" calcext:value-type="string">
            <text:p><text:span text:style-name="T42">[BONUS] </text:span><text:span text:style-name="T43">S'il n'y a qu'un seul </text:span><text:span text:style-name="T46">dossier</text:span><text:span text:style-name="T47"> et rien d'autr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cd: </text:span><text:span text:style-name="T27">minishell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90" office:value-type="string" calcext:value-type="string">
            <text:p><text:span text:style-name="T42">[BONUS] </text:span><text:span text:style-name="T43">S'il n'y a qu'un seul </text:span><text:span text:style-name="T46">fichier</text:span><text:span text:style-name="T47"> et rien d'autr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<text:span text:style-name="T42">[BONUS] </text:span><text:span text:style-name="T43">S'il y au moins deux éléments</text:span>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cd ..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/a/b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cd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</text:span></text:p>
            <text:p><text:span text:style-name="T31">$&gt;</text:span></text:p>
            <text:p><text:span text:style-name="T38">/home/vietdu91/42_works/minishell/a/b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cd a</text:span></text:p>
            <text:p><text:span text:style-name="T21">$&gt;</text:span><text:span text:style-name="T22"> rm -r ../a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../../../home/vietdu91/42_works/minishell/a</text:span></text:p>
            <text:p><text:span text:style-name="T31">$&gt;</text:span></text:p>
            <text:p><text:span text:style-name="T38">../../..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CDPATH=/</text:span></text:p>
            <text:p><text:span text:style-name="T21">$&gt;</text:span><text:span text:style-name="T22"> cd $HOME/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8">A gerer ?</text:span></text:p>
            <text:p><text:span text:style-name="T45">/hom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CDPATH=/</text:span></text:p>
            <text:p><text:span text:style-name="T21">$&gt;</text:span><text:span text:style-name="T22"> cd </text:span><text:span text:style-name="T27">home/vietdu9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8">A gerer ?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CDPATH=./</text:span></text:p>
            <text:p><text:span text:style-name="T21">$&gt;</text:span><text:span text:style-name="T22"> cd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<text:span text:style-name="T48">A gerer ?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CDPATH=./</text:span></text:p>
            <text:p><text:span text:style-name="T21">$&gt;</text:span><text:span text:style-name="T22"> cd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<text:span text:style-name="T48">A gerer ?</text:span></text:p>
            <text:p><text:span text:style-name="T45">/home/vietdu91/42_works</text:span></text:p>
          </table:table-cell>
          <table:table-cell table:number-columns-repeated="1014"/>
        </table:table-row>
        <table:table-row table:style-name="ro11">
          <table:table-cell table:style-name="ce105" office:value-type="string" calcext:value-type="string" table:number-columns-spanned="1" table:number-rows-spanned="14">
            <text:p><text:span text:style-name="T18">BÂTARDS </text:span><text:span text:style-name="T19">🖕</text:span></text:p>
          </table:table-cell>
          <table:table-cell table:style-name="ce16" office:value-type="string" calcext:value-type="string">
            <text:p><text:span text:style-name="T30">$&gt;</text:span><text:span text:style-name="T22"> chmod 000 minishell</text:span></text:p>
            <text:p><text:span text:style-name="T30">$&gt;</text:span><text:span text:style-name="T22"> ./minishell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./minishell 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hola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./Makefile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./Makefile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./minishell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nv | grep SHLVL</text:span></text:p>
            <text:p><text:span text:style-name="T21">$&gt;</text:span><text:span text:style-name="T22"> ./minishell</text:span></text:p>
            <text:p><text:span text:style-name="T21">$&gt;</text:span><text:span text:style-name="T22"> env | grep SHLVL</text:span></text:p>
            <text:p><text:span text:style-name="T21">$&gt;</text:span><text:span text:style-name="T22"> exit</text:span></text:p>
            <text:p><text:span text:style-name="T21">$&gt;</text:span><text:span text:style-name="T22"> env | grep SHLV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touch hola</text:span></text:p>
            <text:p><text:span text:style-name="T21">$&gt;</text:span><text:span text:style-name="T22"> ./hola</text:span></text:p>
          </table:table-cell>
          <table:table-cell table:style-name="ce34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./hola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nv|"wc" -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4" office:value-type="string" calcext:value-type="string">
            <text:p>66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nv|"wc "-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wc -l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r 1 + 1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2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r $? + $?</text:span></text:p>
          </table:table-cell>
          <table:table-cell table:style-name="ce23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0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6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9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expor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c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HOME not set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cd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</text:p>
          </table:table-cell>
          <table:table-cell table:number-columns-repeated="1014"/>
        </table:table-row>
        <table:table-row table:style-name="ro10">
          <table:table-cell table:style-name="ce99" office:value-type="string" calcext:value-type="string" table:number-columns-spanned="1" table:number-rows-spanned="46">
            <text:p>EXIT <text:s/>⛔</text:p>
          </table:table-cell>
          <table:table-cell table:style-name="ce109" office:value-type="string" calcext:value-type="string">
            <text:p><text:span text:style-name="T21">$&gt;</text:span><text:span text:style-name="T22"> exi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exi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exit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0000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-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hola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666 666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666 hola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hola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25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3" calcext:value-type="float">
            <text:p>3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-4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2" calcext:value-type="float">
            <text:p>25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-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-00000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-25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3" calcext:value-type="float">
            <text:p>253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-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+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0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+0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-0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+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-69 -9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--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++++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++++++0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++0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------0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----0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"666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'666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'-666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'+666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'----666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--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'++++666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'6'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'2'66'32'</text:span></text:p>
          </table:table-cell>
          <table:table-cell table:style-name="ce55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8" calcext:value-type="float">
            <text:p>8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"'666'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'666'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'"666"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"666"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+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-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86" calcext:value-type="float">
            <text:p>86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9223372036854775807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5" calcext:value-type="float">
            <text:p>255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xit 9223372036854775808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5" office:value-type="string" calcext:value-type="string">
            <text:p><text:span text:style-name="T31">exit</text:span></text:p>
            <text:p><text:span text:style-name="T31">bash: exit: 9223372036854775808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-9223372036854775808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xit -9223372036854775809</text:span></text:p>
          </table:table-cell>
          <table:table-cell table:style-name="ce25" office:value-type="string" calcext:value-type="string">
            <text:p>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5" office:value-type="string" calcext:value-type="string">
            <text:p><text:span text:style-name="T31">exit</text:span></text:p>
            <text:p><text:span text:style-name="T31">bash: exit: -9223372036854775809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8">
          <table:table-cell table:style-name="ce105" office:value-type="string" calcext:value-type="string" table:number-columns-spanned="1" table:number-rows-spanned="48">
            <text:p><text:span text:style-name="T18">PIPES </text:span><text:span text:style-name="T13">🚬</text:span></text:p>
          </table:table-cell>
          <table:table-cell table:style-name="ce109" office:value-type="string" calcext:value-type="string">
            <text:p><text:span text:style-name="T21">$&gt;</text:span><text:span text:style-name="T22"> cat | cat | cat |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/>
            <text:p/>
            <text:p/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ls | exit</text:span></text:p>
          </table:table-cell>
          <table:table-cell table:style-name="ce23" office:value-type="string" calcext:value-type="string">
            <text:p>BAD COD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ls | exit 42</text:span></text:p>
          </table:table-cell>
          <table:table-cell table:style-name="ce23" office:value-type="string" calcext:value-type="string">
            <text:p>BAD COD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42" calcext:value-type="float">
            <text:p>42</text:p>
          </table:table-cell>
          <table:table-cell table:style-name="ce74" office:value-type="string" calcext:value-type="string">
            <text:p>Ne fait rien</text:p>
          </table:table-cell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xit |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xit | cat -e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-e bonjour | exi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| 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| echo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que tal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| echo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nv | echo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oui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oui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oui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no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hola | cat -e | cat -e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.. | echo "hola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/ | echo "hola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.. |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9">
          <table:covered-table-cell/>
          <table:table-cell table:style-name="ce109" office:value-type="string" calcext:value-type="string">
            <text:p><text:span text:style-name="T21">$&gt;</text:span><text:span text:style-name="T22"> ifconfig | grep ":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docker0: flags=4099&lt;UP,BROADCAST,MULTICAST&gt;  mtu 1500</text:p>
            <text:p>   ether 02:42:27:cf:95:49  txqueuelen 0  (Ethernet)</text:p>
            <text:p>[...]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ifconfig | grep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whoami | grep $USE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vietdu91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whoami | grep $USER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vietdu91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whoami | cat -e | cat -e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vietdu91</text:span><text:span text:style-name="T22">$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whereis ls | cat -e | cat -e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ls |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| ls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ls | ls |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ls | hola |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hola: command not found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ls | ls | hola | re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ls | ls | echo hola | re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aloh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9">
          <table:covered-table-cell/>
          <table:table-cell table:style-name="ce109" office:value-type="string" calcext:value-type="string">
            <text:p><text:span text:style-name="T21">$&gt;</text:span><text:span text:style-name="T22"> ls -la | grep ".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1">[...]</text:span></text:p>
            <text:p><text:span text:style-name="T31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3" office:value-type="string" calcext:value-type="string" table:number-columns-spanned="1" table:number-rows-spanned="2">
            <text:p>Sort la commande entiere de ls -la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ls -la | grep "'.'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covered-table-cell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test.c | cat -e| cat -e| cat -e| cat -e| cat -e| cat -e| cat -e| cat -e|cat -e|cat -e|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test.c$$$$$$$$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21">$&gt;</text:span><text:span text:style-name="T22"> ls|ls|ls|ls|ls|ls|ls|ls|ls|ls|ls|ls</text:span></text:p>
            <text:p><text:span text:style-name="T31">|ls|ls|ls|ls|ls|ls|ls|ls|ls|ls|ls|ls|ls|ls|ls|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Docs Dockers Drawings Makefile minishell philosophers srcs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hola | cat | cat | cat | cat | cat | grep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| ca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| ca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|ca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|ca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|| ca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||| ca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|o hola | cat</text:span></text:p>
          </table:table-cell>
          <table:table-cell table:style-name="ce23" office:value-type="string" calcext:value-type="string">
            <text:p>FAIL COD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cat Makefile | cat -e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[...]</text:span></text:p>
            <text:p><text:span text:style-name="T38">$$</text:span></text:p>
            <text:p><text:span text:style-name="T38">.PHONY:    all clean fclean re$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Makefile | grep srcs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objs/%.o:                srcs/%.c$</text:span></text:p>
            <text:p><text:span text:style-name="T38">                        @norminette srcs/*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cat Makefile | grep srcs | grep srcs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objs/%.o:                srcs/%.c$</text:span></text:p>
            <text:p><text:span text:style-name="T38">                        @norminette srcs/*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cat Makefile | grep pr | head -n 5 | cd file_not_exis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file_not_exist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cat Makefile | grep pr | head -n 5 | hell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hell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xport HOLA=bonjour | cat -e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unset HOLA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4"/>
          <table:table-cell table:style-name="ce19" office:value-type="string" calcext:value-type="string">
            <text:p><text:span text:style-name="T21">$&gt;</text:span><text:span text:style-name="T22"> export HOLA | echo hola</text:span></text:p>
            <text:p><text:span text:style-name="T21">$&gt;</text:span><text:span text:style-name="T22"> env | grep PROUT</text:span></text:p>
          </table:table-cell>
          <table:table-cell table:style-name="ce55" office:value-type="string" calcext:value-type="string">
            <text:p>FAIL COD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4"/>
          <table:table-cell table:style-name="ce19" office:value-type="string" calcext:value-type="string">
            <text:p><text:span text:style-name="T21">$&gt;</text:span><text:span text:style-name="T22"> export | echo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sleep 3 | sleep 3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5">
          <table:table-cell table:style-name="ce14"/>
          <table:table-cell table:style-name="ce19" office:value-type="string" calcext:value-type="string">
            <text:p><text:span text:style-name="T21">$&gt;</text:span><text:span text:style-name="T22"> time sleep 3 | sleep 3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sleep 3 | exi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exit | sleep 3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9">
          <table:table-cell table:style-name="ce14"/>
          <table:table-cell table:style-name="ce109" office:value-type="string" calcext:value-type="string">
            <text:p><text:span text:style-name="T21">$&gt;</text:span><text:span text:style-name="T22"> echo hola &gt; a</text:span></text:p>
            <text:p><text:span text:style-name="T21">$&gt;</text:span><text:span text:style-name="T22"> &gt;&gt;b echo que tal</text:span></text:p>
            <text:p><text:span text:style-name="T21">$&gt;</text:span><text:span text:style-name="T22"> cat a | &lt;b cat | cat &gt; c | ca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6">
          <table:table-cell table:style-name="ce99" office:value-type="string" calcext:value-type="string" table:number-columns-spanned="1" table:number-rows-spanned="26">
            <text:p><text:span text:style-name="T14">&amp;&amp;  </text:span><text:span text:style-name="T15">🍒</text:span><text:span text:style-name="T20">  ||</text:span></text:p>
          </table:table-cell>
          <table:table-cell table:style-name="ce109" office:value-type="string" calcext:value-type="string">
            <text:p><text:span text:style-name="T21">$&gt;</text:span><text:span text:style-name="T22"> pwd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pwd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||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amp;&amp;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bonjour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bonjour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echo -n bonjour &amp;&amp; echo -n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pwd &amp;&amp;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pwd ||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1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pwd &amp;&amp;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pwd ||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ls ||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 ""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export: `': not a valid identifier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ls &amp;&amp;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bash: export: `': not a valid identifier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""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||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;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&amp;&amp;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;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||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6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&lt;&gt;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&amp;&amp;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&lt;&gt;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| echo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cat | echo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ls ||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ls &amp;&amp;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/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export "" &amp;&amp; unse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`': not a valid identifier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table-cell table:style-name="ce105" office:value-type="string" calcext:value-type="string" table:number-columns-spanned="1" table:number-rows-spanned="38">
            <text:p>( PARENTHESES )</text:p>
          </table:table-cell>
          <table:table-cell table:style-name="ce109" office:value-type="string" calcext:value-type="string">
            <text:p><text:span text:style-name="T21">$&gt;</text:span><text:span text:style-name="T22">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( ( ls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( ( ) ls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1">$&gt;</text:span><text:span text:style-name="T22"> ls &amp;&amp;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( ( ls&amp;&amp;pwd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( ( ls ) &amp;&amp;pwd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(ls &amp;&amp; ( ( pwd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0">
          <table:covered-table-cell/>
          <table:table-cell table:style-name="ce109" office:value-type="string" calcext:value-type="string">
            <text:p><text:span text:style-name="T21">$&gt;</text:span><text:span text:style-name="T22"> (ls &amp;&amp; pwd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gt; hola ls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gt; hola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(&gt; pwd)</text:span></text:p>
            <text:p><text:span text:style-name="T21">$&gt;</text:span><text:span text:style-name="T22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(&lt; pwd)</text:span></text:p>
            <text:p><text:span text:style-name="T21">$&gt;</text:span><text:span text:style-name="T22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<text:span text:style-name="T42">[BONUS] </text:span><text:span text:style-name="T43">Si pwd exist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(&lt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wd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94" office:value-type="string" calcext:value-type="string">
            <text:p><text:span text:style-name="T42">[BONUS] </text:span><text:span text:style-name="T43">Si pwd n'existe pas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( ( ( ( ( pwd)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()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gt; pwd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1">$&gt;</text:span><text:span text:style-name="T22"> (ls||pwd)&amp;&amp;(l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pwd  srcs  test.c</text:span></text:p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(lss||pwd)&amp;&amp;(ls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bash: lss: command not found</text:span></text:p>
            <text:p><text:span text:style-name="T38">/home/vietdu91/42_works/minishell</text:span></text:p>
            <text:p><text:span text:style-name="T31">bash: lss: command not found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(lss&amp;&amp;pwd)&amp;&amp;(lss&amp;&amp;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bash: lss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0">
          <table:covered-table-cell/>
          <table:table-cell table:style-name="ce109" office:value-type="string" calcext:value-type="string">
            <text:p><text:span text:style-name="T21">$&gt; </text:span><text:span text:style-name="T22">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0">
          <table:covered-table-cell/>
          <table:table-cell table:style-name="ce109" office:value-type="string" calcext:value-type="string">
            <text:p><text:span text:style-name="T21">$&gt; </text:span><text:span text:style-name="T22">(ls &amp;&amp; pwd | wc) &gt; hola</text:span></text:p>
            <text:p><text:span text:style-name="T21">$&gt;</text:span><text:span text:style-name="T22"> 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1">
          <table:covered-table-cell/>
          <table:table-cell table:style-name="ce109" office:value-type="string" calcext:value-type="string">
            <text:p><text:span text:style-name="T21">$&gt; </text:span><text:span text:style-name="T22">(ls &amp;&amp; pwd | wc) &gt;&gt; hola</text:span></text:p>
            <text:p><text:span text:style-name="T21">$&gt;</text:span><text:span text:style-name="T22"> echo hey&amp;&amp;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hey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 </text:span><text:span text:style-name="T22">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 </text:span><text:span text:style-name="T22">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 </text:span><text:span text:style-name="T22">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ls: invalid option -- 'z'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ls: invalid option -- 'z'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(ls -z || pwd &amp;&amp; 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ls: invalid option -- 'z'</text:span></text:p>
            <text:p><text:span text:style-name="T38">/home/vietdu91/42_works/minishell</text:span></text:p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ls || (cat Makefile|grep srcs) &amp;&amp; (pwd|wc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ls -z &amp;&amp; (ls) &amp;&amp; (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ls: invalid option -- 'z'</text:p>
            <text:p>$&gt;</text:p>
          </table:table-cell>
          <table:table-cell table:style-name="ce12" office:value-type="float" office:value="130" calcext:value-type="float">
            <text:p>13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2">
          <table:covered-table-cell/>
          <table:table-cell table:style-name="ce109" office:value-type="string" calcext:value-type="string">
            <text:p><text:span text:style-name="T21">$&gt;</text:span><text:span text:style-name="T22"> (ls &gt; Docs/hey &amp;&amp; pwd) &gt; hola</text:span></text:p>
            <text:p><text:span text:style-name="T21">$&gt;</text:span><text:span text:style-name="T22"> cat hola</text:span></text:p>
            <text:p><text:span text:style-name="T21">$&gt;</text:span><text:span text:style-name="T22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0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2">
          <table:covered-table-cell/>
          <table:table-cell table:style-name="ce109" office:value-type="string" calcext:value-type="string">
            <text:p><text:span text:style-name="T21">$&gt;</text:span><text:span text:style-name="T22"> ls &gt; Docs/hey &amp;&amp; pwd &gt; hola</text:span></text:p>
            <text:p><text:span text:style-name="T21">$&gt;</text:span><text:span text:style-name="T22"> cat hola</text:span></text:p>
            <text:p><text:span text:style-name="T21">$&gt;</text:span><text:span text:style-name="T22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1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d ../.. &amp;&amp; pwd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</text:span></text:p>
            <text:p><text:span text:style-name="T38">/home/vietdu91/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(cd ../.. &amp;&amp; pwd)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ls -z || cd ../../..&amp;&amp;pwd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2" office:value-type="string" calcext:value-type="string">
            <text:p><text:span text:style-name="T31">ls: invalid option -- 'z'</text:span></text:p>
            <text:p><text:span text:style-name="T38">/home/vietdu91</text:span></text:p>
            <text:p><text:span text:style-name="T31">$&gt;</text:span></text:p>
            <text:p><text:span text:style-name="T38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ls -z || (cd ../../..&amp;&amp;pwd)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2" office:value-type="string" calcext:value-type="string">
            <text:p><text:span text:style-name="T31">ls: invalid option -- 'z'</text:span></text:p>
            <text:p><text:span text:style-name="T38">/home/vietdu91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table-cell table:style-name="ce99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que tal &gt;&gt; bonjour</text:span></text:p>
            <text:p><text:span text:style-name="T21">$&gt;</text:span><text:span text:style-name="T22"> cat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rm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que tal &gt; bonjour</text:span></text:p>
            <text:p><text:span text:style-name="T21">$&gt;</text:span><text:span text:style-name="T22"> cat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que tal &gt; /tmp/bonjour</text:span></text:p>
            <text:p><text:span text:style-name="T21">$&gt;</text:span><text:span text:style-name="T22"> cat -e /tmp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 tal$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hey</text:span></text:p>
            <text:p><text:span text:style-name="T21">$&gt;</text:span><text:span text:style-name="T22"> echo bonjour &gt; $HOLA</text:span></text:p>
            <text:p><text:span text:style-name="T21">$&gt;</text:span><text:span text:style-name="T22"> echo $HOLA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whereis grep &gt; Docs/bonjour</text:span></text:p>
            <text:p><text:span text:style-name="T21">$&gt;</text:span><text:span text:style-name="T22"> cat Do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ls -la &gt; Docs/bonjour</text:span></text:p>
            <text:p><text:span text:style-name="T21">$&gt;</text:span><text:span text:style-name="T22"> cat Do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1">[...]</text:span></text:p>
            <text:p><text:span text:style-name="T31">$&gt; 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pwd&gt;bonjour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pwd &gt;                     bonjour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&gt; &g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&lt; &l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&gt;&gt;&g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gt; bonjour echo hola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 bonjour | echo hola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prout hola &gt; bonjour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command not found</text:p>
            <text:p>$&gt;</text:p>
            <text:p>bonjour [...]</text:p>
          </table:table-cell>
          <table:table-cell table:style-name="ce75" office:value-type="string" calcext:value-type="string">
            <text:p>127</text:p>
            <text:p>0</text:p>
          </table:table-cell>
          <table:table-cell table:style-name="ce81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ls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ola &gt;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3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ey &gt; bonjour</text:span></text:p>
            <text:p><text:span text:style-name="T21">$&gt;</text:span><text:span text:style-name="T22"> echo &lt;bonjour &lt;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ey &gt; bonjour</text:span></text:p>
            <text:p><text:span text:style-name="T21">$&gt;</text:span><text:span text:style-name="T22"> echo &lt;hello 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&gt; bonjour &gt;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&gt; bonjour &gt;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gt; bonjour echo hola bonjour</text:span></text:p>
            <text:p><text:span text:style-name="T21">$&gt;</text:span><text:span text:style-name="T22"> cat bonjour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 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&gt;bonjour echo &gt; hola&gt;bonjour&gt;hola&gt;&gt;bonjour&gt;hola hey &gt;bonjour hola &gt;hola</text:span></text:p>
            <text:p><text:span text:style-name="T21">$&gt;</text:span><text:span text:style-name="T22"> cat bonjour</text:span></text:p>
            <text:p><text:span text:style-name="T21">$&gt; </text:span><text:span text:style-name="T22">cat hola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$&gt;</text:p>
            <text:p>hey 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bonjour &gt; hola1</text:span></text:p>
            <text:p><text:span text:style-name="T21">$&gt;</text:span><text:span text:style-name="T22"> echo hello &gt; hola2</text:span></text:p>
            <text:p><text:span text:style-name="T21">$&gt;</text:span><text:span text:style-name="T22"> echo 2 &gt;hola1 &gt;&gt; hola2</text:span></text:p>
            <text:p><text:span text:style-name="T21">$&gt;</text:span><text:span text:style-name="T22"> ls</text:span></text:p>
            <text:p><text:span text:style-name="T21">$&gt;</text:span><text:span text:style-name="T22"> cat hola1</text:span></text:p>
            <text:p><text:span text:style-name="T21">$&gt;</text:span><text:span text:style-name="T22"> cat hola2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1  hola2  [...]</text:p>
            <text:p>$&gt;</text:p>
            <text:p>$&gt;</text:p>
            <text:p>hello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bonjour &gt; hola1</text:span></text:p>
            <text:p><text:span text:style-name="T21">$&gt;</text:span><text:span text:style-name="T22"> echo hello &gt; hola2</text:span></text:p>
            <text:p><text:span text:style-name="T21">$&gt;</text:span><text:span text:style-name="T22"> echo 2 &gt;&gt;hola1 &gt; hola2</text:span></text:p>
            <text:p><text:span text:style-name="T21">$&gt;</text:span><text:span text:style-name="T22"> ls</text:span></text:p>
            <text:p><text:span text:style-name="T21">$&gt;</text:span><text:span text:style-name="T22"> cat hola1</text:span></text:p>
            <text:p><text:span text:style-name="T21">$&gt;</text:span><text:span text:style-name="T22"> cat hola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1  hola2  [...]</text:p>
            <text:p>$&gt;</text:p>
            <text:p>bonjour</text:p>
            <text:p>$&gt;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gt; pwd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pwd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lt; pwd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lt; </text:span><text:span text:style-name="T27">Makefile</text:span><text:span text:style-name="T22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.: not enough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 office:value-type="string" calcext:value-type="string">
            <text:p>Voir pourquoi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at &lt;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at &lt;srcs/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rcs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at &lt;../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..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&gt;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&gt;&gt; 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lt;&l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&gt;&gt; &gt; &gt;&gt; &lt;&lt;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at &lt;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at &lt; ls &gt;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cat &gt; ls1 &lt; ls2</text:span></text:p>
            <text:p><text:span text:style-name="T21">$&gt;</text:span><text:span text:style-name="T22">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ls2: No such file or directory</text:p>
            <text:p>$&gt;</text:p>
            <text:p>ls1  [...]</text:p>
            <text:p>$&gt;</text:p>
          </table:table-cell>
          <table:table-cell table:style-name="ce75" office:value-type="string" calcext:value-type="string"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&gt;&gt;hola</text:span></text:p>
            <text:p><text:span text:style-name="T21">$&gt;</text:span><text:span text:style-name="T22"> cat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&gt;bonjour</text:span></text:p>
            <text:p><text:span text:style-name="T21">$&gt;</text:span><text:span text:style-name="T22"> cat &lt;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&gt;bonjour</text:span></text:p>
            <text:p><text:span text:style-name="T21">$&gt;</text:span><text:span text:style-name="T22"> cat&lt;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&gt; bonjour</text:span></text:p>
            <text:p><text:span text:style-name="T21">$&gt;</text:span><text:span text:style-name="T22"> cat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              &gt;bonjour</text:span></text:p>
            <text:p><text:span text:style-name="T21">$&gt;</text:span><text:span text:style-name="T22"> cat&lt;                    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         &gt;     bonjour</text:span></text:p>
            <text:p><text:span text:style-name="T21">$&gt;</text:span><text:span text:style-name="T22"> cat            &lt;        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cat &lt; srcs/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&gt;srcs/bonjour</text:span></text:p>
            <text:p><text:span text:style-name="T21">$&gt;</text:span><text:span text:style-name="T22"> cat &lt;srcs/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rm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'c'"h"o hola &gt; bonjour</text:span></text:p>
            <text:p><text:span text:style-name="T21">$&gt;</text:span><text:span text:style-name="T22"> cat 'bo'"n"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 &gt; bonjour\ 1</text:span></text:p>
            <text:p><text:span text:style-name="T21">$&gt;</text:span><text:span text:style-name="T22"> ls</text:span></text:p>
            <text:p><text:span text:style-name="T21">$&gt;</text:span><text:span text:style-name="T22"> cat bonjour\ 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9">
          <table:covered-table-cell/>
          <table:table-cell table:style-name="ce109" office:value-type="string" calcext:value-type="string">
            <text:p><text:span text:style-name="T21">$&gt;</text:span><text:span text:style-name="T22"> echo hola &gt; bonjour hey</text:span></text:p>
            <text:p><text:span text:style-name="T21">$&gt;</text:span><text:span text:style-name="T22"> ls</text:span></text:p>
            <text:p><text:span text:style-name="T21">$&gt;</text:span><text:span text:style-name="T22"> cat bonjour</text:span></text:p>
            <text:p><text:span text:style-name="T21">$&gt;</text:span><text:span text:style-name="T22"> cat hey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gt;srcs/hello &lt;prout</text:span></text:p>
            <text:p><text:span text:style-name="T21">$&gt;</text:span><text:span text:style-name="T22"> cat srcs/bonjour srcs/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 </text:span><text:span text:style-name="T22">rm srcs/bonjour srcs/hello</text:span></text:p>
            <text:p><text:span text:style-name="T21">$&gt;</text:span><text:span text:style-name="T22"> &gt;srcs/bonjour &gt;srcs/hello &lt;prout</text:span></text:p>
            <text:p><text:span text:style-name="T21">$&gt;</text:span><text:span text:style-name="T22"> ls srcs</text:span></text:p>
            <text:p><text:span text:style-name="T21">$&gt;</text:span><text:span text:style-name="T22"> cat srcs/bonjour srcs/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lt;prout &gt;srcs/hello 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 </text:span><text:span text:style-name="T22">rm srcs/bonjour srcs/hello</text:span></text:p>
            <text:p><text:span text:style-name="T21">$&gt;</text:span><text:span text:style-name="T22"> &gt;srcs/bonjour &lt;prout &gt;srcs/hello </text:span></text:p>
            <text:p><text:span text:style-name="T21">$&gt;</text:span><text:span text:style-name="T22"> ls srcs</text:span></text:p>
            <text:p><text:span text:style-name="T21">$&gt;</text:span><text:span text:style-name="T22"> cat srcs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</text:span><text:span text:style-name="T22"> &gt;../bonjour &gt;../hello &lt;prout</text:span></text:p>
            <text:p><text:span text:style-name="T21">$&gt;</text:span><text:span text:style-name="T22"> cat ../bonjour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 </text:span><text:span text:style-name="T22">rm ../bonjour ../hello</text:span></text:p>
            <text:p><text:span text:style-name="T21">$&gt;</text:span><text:span text:style-name="T22"> &gt;../bonjour &gt;../hello &lt;prout</text:span></text:p>
            <text:p><text:span text:style-name="T21">$&gt;</text:span><text:span text:style-name="T22"> ls ..</text:span></text:p>
            <text:p><text:span text:style-name="T21">$&gt;</text:span><text:span text:style-name="T22"> cat ../bonjour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</text:span><text:span text:style-name="T22"> &gt;../bonjour &lt;prout &gt;../hello </text:span></text:p>
            <text:p><text:span text:style-name="T21">$&gt;</text:span><text:span text:style-name="T22"> cat ../bonjour </text:span></text:p>
            <text:p><text:span text:style-name="T21">$&gt;</text:span><text:span text:style-name="T22"> cat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 </text:span><text:span text:style-name="T22">rm ../bonjour ../hello</text:span></text:p>
            <text:p><text:span text:style-name="T21">$&gt;</text:span><text:span text:style-name="T22"> &gt;../bonjour &lt;prout &gt;../hello </text:span></text:p>
            <text:p><text:span text:style-name="T21">$&gt;</text:span><text:span text:style-name="T22"> ls ..</text:span></text:p>
            <text:p><text:span text:style-name="T21">$&gt;</text:span><text:span text:style-name="T22"> cat ..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gt;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gt;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lt;prout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lt;prout 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lt;prout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lt;prout &gt;&gt;srcs/bonjour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lt;bonjour &gt;hello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&gt;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gt;bonjour &gt;hello &lt; prout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rm bonjour hello</text:span></text:p>
            <text:p><text:span text:style-name="T21">$&gt;</text:span><text:span text:style-name="T22"> &gt;bonjour &gt;hello &lt; prout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gt;bonjour &lt;prout hello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&gt;bonjour &lt;prout hello</text:span></text:p>
            <text:p><text:span text:style-name="T21">$&gt;</text:span><text:span text:style-name="T22"> cat bonjour 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77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&lt;bonjour cat | wc &gt; bonjour</text:span></text:p>
            <text:p><text:span text:style-name="T21">$&gt;</text:span><text:span text:style-name="T22"> cat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      0       0       0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rm -f bonjour</text:span></text:p>
            <text:p><text:span text:style-name="T21">$&gt;</text:span><text:span text:style-name="T22"> rm bonjour &gt; bonjour</text:span></text:p>
            <text:p><text:span text:style-name="T21">$&gt;</text:span><text:span text:style-name="T22"> ls -l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bonjour': No such file or directory</text:p>
          </table:table-cell>
          <table:table-cell table:style-name="ce75" office:value-type="string" calcext:value-type="string">
            <text:p>0</text:p>
            <text:p>0</text:p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HOLA</text:span></text:p>
            <text:p><text:span text:style-name="T21">$&gt;</text:span><text:span text:style-name="T22"> ls</text:span></text:p>
          </table:table-cell>
          <table:table-cell table:style-name="ce27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"$HOLA"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"HOLA"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HOLA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HOLA&gt;hey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hey&gt;$HOLA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hey&gt;$HOLA&gt;hey&gt;hey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xport A=hey</text:span></text:p>
            <text:p><text:span text:style-name="T21">$&gt;</text:span><text:span text:style-name="T22"> export A B=Hola D E C="Que Tal"</text:span></text:p>
            <text:p><text:span text:style-name="T21">$&gt;</text:span><text:span text:style-name="T22"> echo $PROUT$B$C &gt; /tmp/a &gt; /tmp/b &gt; /tmp/c</text:span></text:p>
            <text:p><text:span text:style-name="T21">$&gt;</text:span><text:span text:style-name="T22"> cat /tmp/a</text:span></text:p>
            <text:p><text:span text:style-name="T21">$&gt;</text:span><text:span text:style-name="T22"> cat /tmp/b</text:span></text:p>
            <text:p><text:span text:style-name="T21">$&gt; </text:span><text:span text:style-name="T22">cat /tmp/c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 table:number-columns-spanned="7" table:number-rows-spanned="1">
            <text:p><text:span text:style-name="T21">                                           !!!!!</text:span><text:span text:style-name="T22"> Contenu du fichier a : "Amour Tu es Horrible"</text:span></text:p>
            <text:p><text:span text:style-name="T21">                                           </text:span><text:span text:style-name="T32">!!!!!</text:span><text:span text:style-name="T22"> Contenu du fichier b : "0123456789"</text:span></text:p>
            <text:p><text:span text:style-name="T21">                                           </text:span><text:span text:style-name="T33">!!!!!</text:span><text:span text:style-name="T22"> Contenu du fichier c : "Prout"</text:span></text:p>
          </table:table-cell>
          <table:covered-table-cell table:number-columns-repeated="6" table:style-name="ce38"/>
          <table:table-cell table:style-name="ce77" table:number-columns-repeated="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&lt;a cat &lt;b &lt;c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Prout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1">$&gt;</text:span><text:span text:style-name="T22"> &lt;a cat &lt;b &lt;c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23">
          <table:covered-table-cell/>
          <table:table-cell table:style-name="ce109" office:value-type="string" calcext:value-type="string">
            <text:p><text:span text:style-name="T21">$&gt;</text:span><text:span text:style-name="T22"> &gt;a ls &gt;b &gt;&gt;c &gt;d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  <text:p><text:span text:style-name="T21">$&gt;</text:span><text:span text:style-name="T22"> cat 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1">Prout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test.c</text:span></text:p>
            <text:p><text:span text:style-name="T31">$&gt; 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23">
          <table:covered-table-cell/>
          <table:table-cell table:style-name="ce109" office:value-type="string" calcext:value-type="string">
            <text:p><text:span text:style-name="T21">$&gt;</text:span><text:span text:style-name="T22"> &gt;a ls &gt;b &gt;&gt;c &gt;d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  <text:p><text:span text:style-name="T21">$&gt;</text:span><text:span text:style-name="T22"> cat 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1">Prout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test.c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cho hola &gt; a &gt; b &gt; c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$&gt;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mkdir dir</text:span></text:p>
            <text:p><text:span text:style-name="T21">$&gt;</text:span><text:span text:style-name="T22"> ls -la &gt; dir/bonjour</text:span></text:p>
            <text:p><text:span text:style-name="T21">$&gt;</text:span><text:span text:style-name="T22"> cat dir/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total 16</text:p>
            <text:p>drwx------  2 vietdu91 [...] .</text:p>
            <text:p>drwxrwxewt 51 root     [...] ..</text:p>
            <text:p>[...]</text:p>
            <text:p>$&gt; 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&lt;a</text:span></text:p>
            <text:p><text:span text:style-name="T21">$&gt;</text:span><text:span text:style-name="T22"> cat 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Amour Tu es Horrib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&gt;d cat &lt;a &gt;&gt;e</text:span></text:p>
            <text:p><text:span text:style-name="T21">$&gt;</text:span><text:span text:style-name="T22"> cat a</text:span></text:p>
            <text:p><text:span text:style-name="T21">$&gt;</text:span><text:span text:style-name="T22"> cat d</text:span></text:p>
            <text:p><text:span text:style-name="T21">$&gt;</text:span><text:span text:style-name="T22"> cat e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lt; a &gt; b cat &gt; hey &gt;&gt; d</text:span></text:p>
            <text:p><text:span text:style-name="T21">$&gt;</text:span><text:span text:style-name="T22"> cat d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Amour Tu Es Horrible</text:p>
            <text:p>$&gt;</text:p>
            <text:p>[...] a b hey d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5">
          <table:table-cell table:style-name="ce105" office:value-type="string" calcext:value-type="string" table:number-columns-spanned="1" table:number-rows-spanned="19">
            <text:p><text:span text:style-name="T18">HEREDOC </text:span><text:span text:style-name="T17">⏮️</text:span></text:p>
          </table:table-cell>
          <table:table-cell table:style-name="ce109" office:value-type="string" calcext:value-type="string">
            <text:p><text:span text:style-name="T21">$&gt;</text:span><text:span text:style-name="T22"> cat &lt;&lt; hola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&gt; $HOME</text:span></text:p>
            <text:p><text:span text:style-name="T31">&gt; hola</text:span></text:p>
            <text:p><text:span text:style-name="T38">/home/vietdu91</text:span></text:p>
            <text:p><text:span text:style-name="T31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cat &lt;&lt; 'hola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cat &lt;&lt; "hola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cat &lt;&lt; ho"la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cat &lt;&lt;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24">
          <table:covered-table-cell/>
          <table:table-cell table:style-name="ce109" office:value-type="string" calcext:value-type="string">
            <text:p><text:span text:style-name="T21">$&gt;</text:span><text:span text:style-name="T22"> cat &lt;&lt; hola &gt; bonjour</text:span></text:p>
            <text:p><text:span text:style-name="T21">$&gt;</text:span><text:span text:style-name="T22"> cat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24">
          <table:covered-table-cell/>
          <table:table-cell table:style-name="ce109" office:value-type="string" calcext:value-type="string">
            <text:p><text:span text:style-name="T21">$&gt;</text:span><text:span text:style-name="T22"> cat &lt;&lt; hola | re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1">$&gt;</text:span><text:span text:style-name="T22"> &lt;&lt;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chola</text:p>
            <text:p>&gt; holache</text:p>
            <text:p>&gt;      hola</text:p>
            <text:p>&gt; "hola"</text:p>
            <text:p>&gt; 'hola'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&lt;&lt;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</text:p>
            <text:p>&gt;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3" office:value-type="string" calcext:value-type="string">
            <text:p>bash: syntax error near 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cat &lt;&lt; prout &lt;&lt; lol &lt;&lt; koa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prout &lt;&lt; lol &lt;&lt; cat &lt;&lt; koa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lt;&lt; $ho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$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lt;&lt; $"hola"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hola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lt;&lt; $"$hola"$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$hola$$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lt;&lt; ho$la$"$a"$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hola$a$$b</text:p>
            <text:p>&gt; ho$la$a$$n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&lt;&lt;&lt;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&lt;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syntax error near unexpected token `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&lt;&lt;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syntax error near 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22">
          <table:table-cell table:style-name="ce99" office:value-type="string" calcext:value-type="string" table:number-columns-spanned="1" table:number-rows-spanned="6">
            <text:p>WILDCARD ⭐</text:p>
          </table:table-cell>
          <table:table-cell table:style-name="ce109" office:value-type="string" calcext:value-type="string">
            <text:p><text:span text:style-name="T21">$&gt;</text:span><text:span text:style-name="T22"> ls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test.c</text:span></text:p>
            <text:p/>
            <text:p><text:span text:style-name="T38">Docs:</text:span></text:p>
            <text:p><text:span text:style-name="T38">identite.pdf  loyer.pdf</text:span></text:p>
            <text:p><text:span text:style-name="T38">srcs:</text:span></text:p>
            <text:p><text:span text:style-name="T38">main.c  utils.c  sor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ls *.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*.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*.hola' : No such file or directory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at M*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[</text:span><text:span text:style-name="T40">affiche le Makefile</text:span><text:span text:style-name="T41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cat M*e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6" office:value-type="string" calcext:value-type="string">
            <text:p>cat: 'M*ee': No such file or directory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at Make*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[</text:span><text:span text:style-name="T40">affiche le Makefile</text:span><text:span text:style-name="T41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3" table:number-rows-repeated="10478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 2" table:style-name="ta2">
        <table:table-column table:style-name="co11" table:number-columns-repeated="1024" table:default-cell-style-name="Default"/>
        <table:table-row table:style-name="ro3" table:number-rows-repeated="3">
          <table:table-cell table:number-columns-repeated="1024"/>
        </table:table-row>
        <table:table-row table:style-name="ro8">
          <table:table-cell table:number-columns-repeated="3"/>
          <table:table-cell table:style-name="ce95" office:value-type="float" office:value="200" calcext:value-type="float">
            <text:p>200</text:p>
          </table:table-cell>
          <table:table-cell table:style-name="ce95" office:value-type="float" office:value="400" calcext:value-type="float">
            <text:p>400</text:p>
          </table:table-cell>
          <table:table-cell table:style-name="ce95" office:value-type="float" office:value="600" calcext:value-type="float">
            <text:p>600</text:p>
          </table:table-cell>
          <table:table-cell table:style-name="ce95" office:value-type="float" office:value="800" calcext:value-type="float">
            <text:p>800</text:p>
          </table:table-cell>
          <table:table-cell table:style-name="ce95" office:value-type="float" office:value="1000" calcext:value-type="float">
            <text:p>1000</text:p>
          </table:table-cell>
          <table:table-cell table:style-name="ce95" office:value-type="float" office:value="1200" calcext:value-type="float">
            <text:p>120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95" office:value-type="float" office:value="1" calcext:value-type="float">
            <text:p>1</text:p>
          </table:table-cell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95" office:value-type="float" office:value="2" calcext:value-type="float">
            <text:p>2</text:p>
          </table:table-cell>
          <table:table-cell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95" office:value-type="float" office:value="3" calcext:value-type="float">
            <text:p>3</text:p>
          </table:table-cell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/>
          <table:table-cell table:style-name="ce96" office:value-type="string" calcext:value-type="string">
            <text:p>EAT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float" office:value="4" calcext:value-type="float">
            <text:p>4</text:p>
          </table:table-cell>
          <table:table-cell table:number-columns-repeated="2"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float" office:value="5" calcext:value-type="float">
            <text:p>5</text:p>
          </table:table-cell>
          <table:table-cell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docs-Cantarell" svg:font-family="docs-Cantarel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5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time-style style:name="N10144" number:language="en" number:country="US">
      <number:hours/>
      <number:text>:</number:text>
      <number:minutes number:style="long"/>
    </number:time-style>
    <number:time-style style:name="N1014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2" number:language="en" number:country="US">
      <number:hours/>
      <number:text>:</number:text>
      <number:minutes number:style="long"/>
      <number:text> </number:text>
      <number:am-pm/>
    </number:time-style>
    <number:date-style style:name="N10141" number:language="en" number:country="US">
      <number:month number:textual="true"/>
      <number:text>-</number:text>
      <number:year/>
    </number:date-style>
    <number:date-style style:name="N10140" number:language="en" number:country="US">
      <number:day/>
      <number:text>-</number:text>
      <number:month number:textual="true"/>
    </number:date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month/>
      <number:text>/</number:text>
      <number:day/>
      <number:text>/</number:text>
      <number:year number:style="long"/>
    </number:date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8P2" style:volatile="true" number:language="en" number:country="US">
      <number:currency-symbol/>
      <number:fill-character> </number:fill-character>
      <number:text>- </number:text>
    </number:currency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2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6.5354in" fo:page-height="11.6929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le_20_2" style:display-name="PageStyle_Feuille 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6-23T18:57:40.167022807</dc:date>
    <meta:editing-duration>PT7H53M18S</meta:editing-duration>
    <meta:editing-cycles>9</meta:editing-cycles>
    <meta:document-statistic meta:table-count="2" meta:cell-count="4528" meta:object-count="0"/>
  </office:meta>
</office:document-meta>
</file>